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none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dash" draw:stroke-dash="Dash_20_2" svg:stroke-width="0.079cm" svg:stroke-color="#000000" draw:marker-start="msArrowEnd_20_5" draw:marker-start-width="0.237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dash" draw:stroke-dash="Dash_20_3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6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solid" svg:stroke-width="0.035cm" svg:stroke-color="#000000" draw:marker-start="Arrowheads_20_1" draw:marker-start-width="0.21cm" draw:marker-start-center="false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draw:stroke="solid" svg:stroke-width="0.035cm" svg:stroke-color="#0000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stroke="solid" svg:stroke-width="0.035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line-height="100%" fo:text-indent="0cm"/>
    </style:style>
    <style:style style:name="T1" style:family="text">
      <style:text-properties fo:font-family="Arial" style:font-pitch="variable" fo:font-size="14pt" style:font-size-asian="14pt" style:font-size-complex="14pt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c3300" fo:font-family="Arial" style:font-pitch="variable" fo:font-size="14pt" style:font-size-asian="14pt" style:font-size-complex="14pt"/>
    </style:style>
    <style:style style:name="T4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Functional Layer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NETCONF Conceptual Layers</text:p>
          </draw:text-box>
        </draw:frame>
        <draw:custom-shape draw:style-name="gr1" draw:text-style-name="P4" draw:layer="layout" svg:width="3.113cm" svg:height="2.542cm" svg:x="3.572cm" svg:y="8.012cm">
          <text:p text:style-name="P3"><text:span text:style-name="T1"/></text:p>
          <text:p text:style-name="P3"><text:span text:style-name="T1"><text:s text:c="4"/></text:span><text:span text:style-name="T1">Client</text:span></text:p>
          <text:p text:style-name="P3"><text:span text:style-name="T1"/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3.113cm" svg:height="2.542cm" svg:x="17.502cm" svg:y="7.977cm">
          <text:p text:style-name="P3"><text:span text:style-name="T1"/></text:p>
          <text:p text:style-name="P3"><text:span text:style-name="T1"><text:s text:c="4"/></text:span><text:span text:style-name="T1">Server</text:span></text:p>
          <text:p text:style-name="P3"><text:span text:style-name="T1"/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5.08cm" svg:height="5.994cm" svg:x="9.393cm" svg:y="7.924cm">
          <text:p text:style-name="P3"><text:span text:style-name="T1"><text:s text:c="6"/></text:span><text:span text:style-name="T1">Operations</text:span></text:p>
          <text:p text:style-name="P3"><text:span text:style-name="T1"><text:s text:c="6"/></text:span><text:span text:style-name="T1">(Methods)</text:span></text:p>
          <text:p text:style-name="P3"><text:span text:style-name="T1">--------------------------</text:span></text:p>
          <text:p text:style-name="P3"><text:span text:style-name="T1"><text:s text:c="10"/></text:span><text:span text:style-name="T1">RPC</text:span></text:p>
          <text:p text:style-name="P3"><text:span text:style-name="T1">--------------------------</text:span></text:p>
          <text:p text:style-name="P3"><text:span text:style-name="T1"><text:s text:c="7"/></text:span><text:span text:style-name="T1">Transport</text:span></text:p>
          <text:p text:style-name="P3"><text:span text:style-name="T1"/></text:p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7.153cm" svg:y1="9.313cm" svg:x2="9.485cm" svg:y2="9.335cm">
          <text:p/>
        </draw:line>
        <draw:line draw:style-name="gr4" draw:text-style-name="P5" draw:layer="layout" svg:x1="14.512cm" svg:y1="9.313cm" svg:x2="17.163cm" svg:y2="9.313cm">
          <text:p/>
        </draw:line>
        <draw:custom-shape draw:style-name="gr5" draw:text-style-name="P4" draw:layer="layout" svg:width="5.044cm" svg:height="0.816cm" svg:x="9.492cm" svg:y="4.617cm">
          <text:p text:style-name="P6"><text:span text:style-name="T2">NETCONF Protocol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8.075cm" svg:height="1.926cm" svg:x="13.31cm" svg:y="14.861cm">
          <text:p text:style-name="P6"><text:span text:style-name="T3">YANG is used to define the syntax</text:span><text:span text:style-name="T3"><text:line-break/></text:span><text:span text:style-name="T3">and the semantics of the data</text:span><text:span text:style-name="T3"><text:line-break/></text:span><text:span text:style-name="T3">in this database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4.48cm" svg:height="1.926cm" svg:x="17.048cm" svg:y="11.95cm">
          <text:p text:style-name="P3"><text:span text:style-name="T1"><text:s text:c="4"/></text:span><text:span text:style-name="T1">NETCONF</text:span><text:span text:style-name="T1"><text:line-break/></text:span><text:span text:style-name="T1"> <text:s text:c="2"/>Configuration</text:span><text:span text:style-name="T1"><text:line-break/></text:span><text:span text:style-name="T1"> <text:s text:c="3"/>Database</text:span></text:p>
          <draw:enhanced-geometry svg:viewBox="0 0 21600 21600" draw:type="mso-spt202" draw:enhanced-path="M 0 0 L 21600 0 21600 21600 0 21600 0 0 Z N"/>
        </draw:custom-shape>
        <draw:line draw:style-name="gr7" draw:text-style-name="P5" draw:layer="layout" svg:x1="18.993cm" svg:y1="10.698cm" svg:x2="18.993cm" svg:y2="11.867cm">
          <text:p/>
        </draw:line>
        <draw:line draw:style-name="gr8" draw:text-style-name="P5" draw:layer="layout" svg:x1="15.685cm" svg:y1="14.856cm" svg:x2="16.753cm" svg:y2="13.578cm">
          <text:p/>
        </draw:line>
        <draw:custom-shape draw:style-name="gr5" draw:text-style-name="P4" draw:layer="layout" svg:width="6.496cm" svg:height="1.926cm" svg:x="2.013cm" svg:y="5.151cm">
          <text:p text:style-name="P6"><text:span text:style-name="T3">YANG is used to define the</text:span><text:span text:style-name="T3"><text:line-break/></text:span><text:span text:style-name="T3">syntax and the semantics </text:span><text:span text:style-name="T3"><text:line-break/></text:span><text:span text:style-name="T3">of this layer </text:span></text:p>
          <draw:enhanced-geometry svg:viewBox="0 0 21600 21600" draw:type="mso-spt202" draw:enhanced-path="M 0 0 L 21600 0 21600 21600 0 21600 0 0 Z N"/>
        </draw:custom-shape>
        <draw:line draw:style-name="gr9" draw:text-style-name="P5" draw:layer="layout" svg:x1="5.234cm" svg:y1="6.857cm" svg:x2="9.287cm" svg:y2="6.857cm">
          <text:p/>
        </draw:line>
        <draw:custom-shape draw:style-name="gr6" draw:text-style-name="P4" draw:layer="layout" svg:width="5.08cm" svg:height="1.679cm" svg:x="9.393cm" svg:y="6.112cm">
          <text:p text:style-name="P3"><text:span text:style-name="T4"><text:s text:c="7"/></text:span><text:span text:style-name="T4">Content</text:span></text:p>
          <text:p text:style-name="P3"><text:span text:style-name="T4">(Config data, notif.)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1"/>
          <draw:frame presentation:style-name="pr2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msArrowEnd_20_5" draw:display-name="msArrowEnd 5" svg:viewBox="0 0 237 237" svg:d="m119 0 118 237h-237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4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5" draw:layer="backgroundobjects" svg:width="19.4cm" svg:height="25.78cm" svg:x="0cm" svg:y="0cm">
          <text:p/>
        </draw:rect>
        <draw:frame presentation:style-name="Mpr1" draw:text-style-name="MP6" draw:layer="backgroundobjects" svg:width="8.409cm" svg:height="1.293cm" svg:x="-0.001cm" svg:y="-0.004cm" presentation:class="header">
          <draw:text-box>
            <text:p text:style-name="MP6"><text:span text:style-name="MT2"><presentation:header/></text:span></text:p>
          </draw:text-box>
        </draw:frame>
        <draw:frame presentation:style-name="Mpr1" draw:text-style-name="MP7" draw:layer="backgroundobjects" svg:width="8.41cm" svg:height="1.293cm" svg:x="10.993cm" svg:y="-0.004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2" draw:text-style-name="MP6" draw:layer="backgroundobjects" svg:width="8.409cm" svg:height="1.293cm" svg:x="-0.001cm" svg:y="24.491cm" presentation:class="footer">
          <draw:text-box>
            <text:p text:style-name="MP6"><text:span text:style-name="MT2"><presentation:footer/></text:span></text:p>
          </draw:text-box>
        </draw:frame>
        <draw:frame presentation:style-name="Mpr2" draw:text-style-name="MP7" draw:layer="backgroundobjects" svg:width="8.41cm" svg:height="1.293cm" svg:x="10.993cm" svg:y="24.491cm" presentation:class="page-number">
          <draw:text-box>
            <text:p text:style-name="MP7"><text:span text:style-name="MT2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8"><text:span text:style-name="MT3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NETCONF Agenda</dc:title>
    <meta:initial-creator>ABB</meta:initial-creator>
    <meta:creation-date>1996-03-04T22:05:50</meta:creation-date>
    <dc:creator>Andy Bierman</dc:creator>
    <dc:date>2010-03-27T11:31:01</dc:date>
    <meta:print-date>2000-12-09T21:37:10</meta:print-date>
    <meta:editing-cycles>612</meta:editing-cycles>
    <meta:editing-duration>PT932H05M58S</meta:editing-dura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